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0" fo:font-size="10pt" fo:font-style="normal" fo:font-weight="normal" style:font-size-asian="10pt" style:font-style-asian="normal" style:font-weight-asian="normal"/>
    </style:style>
    <style:style style:name="P2" style:family="paragraph" style:parent-style-name="Standard">
      <style:text-properties style:font-name="0" fo:font-size="10pt" fo:font-style="normal" fo:font-weight="normal" officeooo:paragraph-rsid="00173bf7" style:font-size-asian="10pt" style:font-style-asian="normal" style:font-weight-asian="normal"/>
    </style:style>
    <style:style style:name="P3" style:family="paragraph" style:parent-style-name="Standard">
      <style:text-properties style:font-name="0" fo:font-size="10pt" fo:font-style="normal" fo:font-weight="bold" style:font-size-asian="10pt" style:font-style-asian="normal" style:font-weight-asian="bold"/>
    </style:style>
    <style:style style:name="P4" style:family="paragraph" style:parent-style-name="Standard">
      <style:text-properties style:font-name="0" fo:font-size="10pt" fo:font-style="normal" fo:font-weight="bold" officeooo:paragraph-rsid="00173bf7" style:font-size-asian="10pt" style:font-style-asian="normal" style:font-weight-asian="bold"/>
    </style:style>
    <style:style style:name="P5" style:family="paragraph" style:parent-style-name="Standard">
      <style:text-properties officeooo:paragraph-rsid="00173bf7"/>
    </style:style>
    <style:style style:name="P6" style:family="paragraph" style:parent-style-name="Standard">
      <style:text-properties style:font-name="0" fo:font-size="10pt" fo:font-style="normal" style:text-underline-style="solid" style:text-underline-width="auto" style:text-underline-color="font-color" fo:font-weight="normal" officeooo:rsid="00173bf7" style:font-size-asian="10pt" style:font-style-asian="normal" style:font-weight-asian="normal" style:font-weight-complex="normal"/>
    </style:style>
    <style:style style:name="P7" style:family="paragraph" style:parent-style-name="Standard">
      <style:text-properties style:font-name="0" fo:font-size="10pt" fo:font-style="normal" style:text-underline-style="solid" style:text-underline-width="auto" style:text-underline-color="font-color" fo:font-weight="normal" officeooo:rsid="00173bf7" officeooo:paragraph-rsid="00173bf7" style:font-size-asian="10pt" style:font-style-asian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2pt" fo:font-style="normal" style:font-style-asian="normal" style:font-style-complex="normal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stroke="dash" draw:stroke-dash="Fine_20_Dashed" svg:stroke-color="#000000" draw:fill="none" draw:fill-color="#ffffff" fo:min-height="4.438cm" fo:padding-top="0.152cm" fo:padding-left="0.152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Fine_20_Dashed" svg:stroke-color="#000000" draw:fill="none" draw:fill-color="#ffffff" fo:min-height="4.438cm" fo:padding-top="0.152cm" fo:padding-lef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8" svg:width="9.923cm" svg:height="4.59cm" svg:x="3.538cm" svg:y="0.011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Shape1_0" draw:style-name="gr2" draw:text-style-name="P8" svg:width="9.923cm" svg:height="4.59cm" svg:x="3.538cm" svg:y="0.219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1_1" draw:style-name="gr2" draw:text-style-name="P8" svg:width="9.923cm" svg:height="4.59cm" svg:x="3.538cm" svg:y="0.427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1_2" draw:style-name="gr2" draw:text-style-name="P8" svg:width="9.923cm" svg:height="4.59cm" svg:x="3.538cm" svg:y="0.148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1_3" draw:style-name="gr2" draw:text-style-name="P8" svg:width="9.923cm" svg:height="4.59cm" svg:x="3.538cm" svg:y="0.356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  <text:p text:style-name="P6"><draw:frame text:anchor-type="paragraph" draw:z-index="5" draw:name="Shape1_4" draw:style-name="gr1" draw:text-style-name="P8" svg:width="9.923cm" svg:height="4.59cm" svg:x="3.538cm" svg:y="4.459cm"><draw:text-box><text:p><text:span text:style-name="T1">Krčín z.s.</text:span></text:p><text:p><text:span text:style-name="T2">Vodárenská 1097 </text:span></text:p><text:p><text:span text:style-name="T2">379 01 <text:s/>Třeboň</text:span></text:p><text:p><text:span text:style-name="T2">E-mail: </text:span><text:span text:style-name="T2"><text:a xlink:href="mailto:krcin.spolek@gmail.com" xlink:type="simple">krcin.spolek@gmail.com</text:a></text:span></text:p><text:p><text:span text:style-name="T3"/></text:p><text:p><text:span text:style-name="T4">Spolek pro ochranu přírody, památek, kulturních hodnot a krajinného rázu přírodě blízké krajiny</text:span></text:p><text:p><text:span text:style-name="T2"/></text:p><text:p><text:span text:style-name="T2">IČ: 09622039, dat. schr.: awcrfn4</text:span></text:p><text:p><text:span text:style-name="T5">zapsaný ve spolkovém rejstříku, vedeném Krajským soudem v Českých Budějovicích, spisová značka L 8671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ka Liska</meta:initial-creator>
    <meta:creation-date>2020-12-06T21:49:42.887409333</meta:creation-date>
    <dc:date>2020-12-08T11:22:30.263000000</dc:date>
    <dc:creator>Jiri Liska</dc:creator>
    <meta:editing-duration>PT47M23S</meta:editing-duration>
    <meta:editing-cycles>10</meta:editing-cycles>
    <meta:generator>LibreOffice/7.0.1.2$Windows_X86_64 LibreOffice_project/7cbcfc562f6eb6708b5ff7d7397325de9e764452</meta:generator>
    <meta:printed-by>Jiri Liska</meta:printed-by>
    <meta:print-date>2020-12-07T12:09:25.601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